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c82" officeooo:paragraph-rsid="000f7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2:36:03.580745568</meta:creation-date>
    <dc:date>2025-05-05T12:36:38.44165862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5.2.3.2$Linux_X86_64 LibreOffice_project/bbb074479178df812d175f709636b368952c2ce3</meta:generator>
  </office:meta>
</office:document-meta>
</file>